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Scanner;</text:p>
      <text:p text:style-name="Standard"/>
      <text:p text:style-name="Standard">public class Ejercicio10_Intercambio_de_valores_a_3_bandas {</text:p>
      <text:p text:style-name="Standard"><text:tab/></text:p>
      <text:p text:style-name="Standard"><text:tab/>/*Se tienen 3 variables, a,b y c. Escribe las asignaciones</text:p>
      <text:p text:style-name="Standard"><text:tab/> * necesarias para intercambiar sus valores, sean cuales</text:p>
      <text:p text:style-name="Standard"><text:tab/> * sean, de manera que:</text:p>
      <text:p text:style-name="Standard"><text:tab/> * b tome el valor de a, c tome el valor de b y a tome el </text:p>
      <text:p text:style-name="Standard"><text:tab/>* valor de c.*/</text:p>
      <text:p text:style-name="Standard"/>
      <text:p text:style-name="Standard"><text:tab/>public static void main(String[]args) {</text:p>
      <text:p text:style-name="Standard"/>
      <text:p text:style-name="Standard"><text:tab/><text:tab/>int a,b,c,aux;</text:p>
      <text:p text:style-name="Standard"><text:tab/><text:tab/>Scanner entrada = new Scanner(System.in);</text:p>
      <text:p text:style-name="Standard"><text:tab/><text:tab/>System.out.println("Dame el valor de a");</text:p>
      <text:p text:style-name="Standard"><text:tab/><text:tab/>a=entrada.nextInt();</text:p>
      <text:p text:style-name="Standard"><text:tab/><text:tab/>System.out.println("Dame el valor de b");</text:p>
      <text:p text:style-name="Standard"><text:tab/><text:tab/>b=entrada.nextInt();</text:p>
      <text:p text:style-name="Standard"><text:tab/><text:tab/>System.out.println("Dame el valor de c");</text:p>
      <text:p text:style-name="Standard"><text:tab/><text:tab/>c=entrada.nextInt();</text:p>
      <text:p text:style-name="Standard"><text:tab/><text:tab/>entrada.close();</text:p>
      <text:p text:style-name="Standard"><text:tab/><text:tab/>System.out.println("El valor antes del cambio, de a es "+a+", el valor de b es "+b+" y <text:tab/><text:tab/>el valor de c es "+c);</text:p>
      <text:p text:style-name="Standard"><text:tab/><text:tab/>aux=c;</text:p>
      <text:p text:style-name="Standard"><text:tab/><text:tab/>c=b;</text:p>
      <text:p text:style-name="Standard"><text:tab/><text:tab/>b=a;</text:p>
      <text:p text:style-name="Standard"><text:tab/><text:tab/>a=aux;</text:p>
      <text:p text:style-name="Standard"><text:tab/><text:tab/>System.out.println("El valor despues del cambio, de a es "+a+", el valor de b es <text:tab/><text:tab/><text:tab/>"+b+" y el valor de c es "+c);</text:p>
      <text:p text:style-name="Standard"><text:tab/>}</text:p>
      <text:p text:style-name="Standard"><text:tab/></text:p>
      <text:p text:style-name="Standard"><text:tab/>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6T12:29:44.009000000</meta:creation-date>
    <dc:date>2022-12-06T12:32:42.042000000</dc:date>
    <meta:editing-duration>PT2M58S</meta:editing-duration>
    <meta:editing-cycles>1</meta:editing-cycles>
    <meta:document-statistic meta:table-count="0" meta:image-count="0" meta:object-count="0" meta:page-count="1" meta:paragraph-count="28" meta:word-count="131" meta:character-count="875" meta:non-whitespace-character-count="720"/>
    <meta:generator>LibreOffice/7.2.7.2$Windows_X86_64 LibreOffice_project/8d71d29d553c0f7dcbfa38fbfda25ee34cce99a2</meta:generator>
  </office:meta>
</office:document-meta>
</file>